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textarea-vertical-align="middle" fo:min-height="0.702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fill="hatch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81cm" draw:marker-end-width="0.381cm" draw:fill="hatch" draw:fill-color="#c0c0c0" draw:fill-gradient-name="Gradient_20_1" draw:fill-hatch-name="Black_20_crossed_20_0_20_degrees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10" style:family="graphic" style:parent-style-name="standard">
      <style:graphic-properties svg:stroke-width="0.051cm" draw:marker-start-width="0.381cm" draw:marker-end-width="0.381cm" draw:fill="hatch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81cm" draw:marker-end-width="0.381cm" draw:fill="hatch" draw:fill-color="#c0c0c0" draw:fill-gradient-name="Gradient_20_1" draw:fill-hatch-name="Black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-width="0.381cm" draw:fill="hatch" draw:fill-color="#c0c0c0" draw:fill-hatch-name="Black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81cm" draw:marker-end-width="0.381cm" draw:fill="hatch" draw:fill-color="#c0c0c0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81cm" draw:marker-end-width="0.381cm" draw:fill="hatch" draw:fill-color="#c0c0c0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textarea-vertical-align="middle" fo:min-height="0.703cm"/>
    </style:style>
    <style:style style:name="gr1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-width="0.381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715cm"/>
    </style:style>
    <style:style style:name="gr20" style:family="graphic" style:parent-style-name="standard">
      <style:graphic-properties svg:stroke-width="0.051cm" draw:marker-start-width="0.381cm" draw:marker-end-width="0.381cm" draw:fill-color="#6666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381cm" draw:marker-end-width="0.381cm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81cm" draw:marker-end-width="0.381cm" draw:fill-color="#19191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381cm" draw:marker-end-width="0.381cm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draw:marker-start-width="0.381cm" draw:marker-end-width="0.381cm" draw:fill="solid" draw:fill-color="#666666" draw:textarea-horizontal-align="justify" draw:textarea-vertical-align="middle" draw:auto-grow-height="false" fo:min-height="0cm" fo:min-width="0cm" fo:padding-top="0.15cm" fo:padding-bottom="0.15cm" fo:padding-left="0.275cm" fo:padding-right="0.275cm" draw:shadow-offset-x="0.305cm" draw:shadow-offset-y="0.305cm"/>
    </style:style>
    <style:style style:name="gr25" style:family="graphic" style:parent-style-name="standard">
      <style:graphic-properties svg:stroke-width="0.051cm" draw:marker-start-width="0.381cm" draw:marker-end-width="0.381cm" draw:fill-color="#4c4c4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-width="0.381cm" draw:marker-end-width="0.381cm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.646cm" svg:height="11.858cm" svg:x="6.04cm" svg:y="6.2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5.318cm" svg:height="1.409cm" svg:x="1.762cm" svg:y="15.494cm">
          <text:p/>
        </draw:rect>
        <draw:frame draw:style-name="gr3" draw:text-style-name="P2" draw:layer="layout" svg:width="3.492cm" svg:height="1.361cm" svg:x="3.588cm" svg:y="15.542cm">
          <draw:text-box>
            <text:p><text:span text:style-name="T1">Interregion Boundary</text:span></text:p>
          </draw:text-box>
        </draw:frame>
        <draw:rect draw:style-name="gr2" draw:text-style-name="P1" draw:layer="layout" svg:width="5.319cm" svg:height="1.825cm" svg:x="1.762cm" svg:y="13.669cm">
          <text:p/>
        </draw:rect>
        <draw:line draw:style-name="gr4" draw:text-style-name="P1" draw:layer="layout" svg:x1="4.937cm" svg:y1="5.81cm" svg:x2="22.082cm" svg:y2="5.81cm">
          <text:p/>
        </draw:line>
        <draw:line draw:style-name="gr5" draw:text-style-name="P1" draw:layer="layout" svg:x1="6.048cm" svg:y1="5.81cm" svg:x2="6.048cm" svg:y2="6.127cm">
          <text:p/>
        </draw:line>
        <draw:custom-shape draw:style-name="gr6" draw:text-style-name="P1" xml:id="id2" draw:id="id2" draw:layer="layout" svg:width="3.81cm" svg:height="0.635cm" svg:x="7.001cm" svg:y="4.54cm">
          <text:p text:style-name="P1">Gen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93cm" svg:height="0.794cm" svg:x="20.415cm" svg:y="6.127cm">
          <text:p text:style-name="P1"><text:span text:style-name="T2"/></text:p>
          <text:p text:style-name="P1"><text:span text:style-name="T3"/></text:p>
          <text:p text:style-name="P1"><text:span text:style-name="T4">1.6</text:span></text:p>
          <text:p text:style-name="P1"><text:span text:style-name="T3"/></text:p>
          <text:p text:style-name="P1"><text:span text:style-name="T2">V1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2.778cm" svg:height="1.508cm" svg:x="10.414cm" svg:y="1.762cm">
          <text:p text:style-name="P1">Path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" draw:id="id3" draw:layer="layout" svg:width="3.81cm" svg:height="0.635cm" svg:x="12.716cm" svg:y="4.54cm">
          <text:p text:style-name="P1">Gene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82cm" svg:height="0.635cm" svg:x="18.906cm" svg:y="4.54cm">
          <text:p text:style-name="P1">Gene 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73cm" svg:height="0.635cm" svg:x="7.001cm" svg:y="5.1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9cm" svg:height="0.635cm" svg:x="7.874cm" svg:y="5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9cm" svg:height="0.635cm" svg:x="9.064cm" svg:y="5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55cm" svg:height="0.635cm" svg:x="10.256cm" svg:y="5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96cm" svg:height="0.635cm" svg:x="12.716cm" svg:y="5.1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11cm" svg:height="0.635cm" svg:x="13.113cm" svg:y="5.1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5cm" svg:height="0.635cm" svg:x="14.225cm" svg:y="5.1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48cm" svg:height="0.635cm" svg:x="14.701cm" svg:y="5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5cm" svg:height="0.635cm" svg:x="16.049cm" svg:y="5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48cm" svg:height="0.635cm" svg:x="18.908cm" svg:y="5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32cm" svg:height="0.635cm" svg:x="20.256cm" svg:y="5.175cm">
          <text:p/>
          <draw:enhanced-geometry svg:viewBox="0 0 21600 21600" draw:type="rectangle" draw:enhanced-path="M 0 0 L 21600 0 21600 21600 0 21600 0 0 Z N"/>
        </draw:custom-shape>
        <draw:rect draw:style-name="gr13" draw:text-style-name="P1" draw:layer="layout" svg:width="5.318cm" svg:height="0.794cm" svg:x="1.763cm" svg:y="8.747cm">
          <text:p text:style-name="P1">Legend</text:p>
        </draw:rect>
        <draw:rect draw:style-name="gr2" draw:text-style-name="P1" draw:layer="layout" svg:width="1.826cm" svg:height="2.857cm" svg:x="1.762cm" svg:y="10.176cm">
          <text:p/>
        </draw:rect>
        <draw:rect draw:style-name="gr13" draw:text-style-name="P4" draw:layer="layout" svg:width="5.318cm" svg:height="0.635cm" svg:x="1.763cm" svg:y="9.541cm">
          <text:p text:style-name="P1"><text:span text:style-name="T5">Gene Information</text:span></text:p>
        </draw:rect>
        <draw:rect draw:style-name="gr2" draw:text-style-name="P1" draw:layer="layout" svg:width="3.493cm" svg:height="2.857cm" svg:x="3.588cm" svg:y="10.176cm">
          <text:p/>
        </draw:rect>
        <draw:custom-shape draw:style-name="gr12" draw:text-style-name="P1" draw:layer="layout" svg:width="1.19cm" svg:height="0.635cm" svg:x="2.08cm" svg:y="10.3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19cm" svg:height="0.635cm" svg:x="2.054cm" svg:y="11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9cm" svg:height="0.635cm" svg:x="2.055cm" svg:y="12.2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62cm" svg:y1="11.128cm" svg:x2="7.081cm" svg:y2="11.128cm">
          <text:p/>
        </draw:line>
        <draw:line draw:style-name="gr5" draw:text-style-name="P1" draw:layer="layout" svg:x1="1.762cm" svg:y1="12.081cm" svg:x2="7.081cm" svg:y2="12.081cm">
          <text:p/>
        </draw:line>
        <draw:frame draw:style-name="gr3" draw:text-style-name="P2" draw:layer="layout" svg:width="3.493cm" svg:height="0.952cm" svg:x="3.588cm" svg:y="10.176cm">
          <draw:text-box>
            <text:p><text:span text:style-name="T1">Exon</text:span></text:p>
          </draw:text-box>
        </draw:frame>
        <draw:frame draw:style-name="gr16" draw:text-style-name="P2" draw:layer="layout" svg:width="3.493cm" svg:height="0.953cm" svg:x="3.588cm" svg:y="11.128cm">
          <draw:text-box>
            <text:p><text:span text:style-name="T1">Intron</text:span></text:p>
          </draw:text-box>
        </draw:frame>
        <draw:frame draw:style-name="gr3" draw:text-style-name="P2" draw:layer="layout" svg:width="3.493cm" svg:height="0.952cm" svg:x="3.588cm" svg:y="12.081cm">
          <draw:text-box>
            <text:p><text:span text:style-name="T1">Regulatory</text:span></text:p>
          </draw:text-box>
        </draw:frame>
        <draw:rect draw:style-name="gr13" draw:text-style-name="P4" draw:layer="layout" svg:width="5.318cm" svg:height="0.636cm" svg:x="1.763cm" svg:y="13.033cm">
          <text:p text:style-name="P1"><text:span text:style-name="T5">Variant Weighting</text:span></text:p>
        </draw:rect>
        <draw:line draw:style-name="gr5" draw:text-style-name="P1" draw:layer="layout" svg:x1="7.477cm" svg:y1="5.81cm" svg:x2="7.477cm" svg:y2="6.127cm">
          <text:p/>
        </draw:line>
        <draw:connector draw:style-name="gr17" draw:text-style-name="P1" draw:layer="layout" draw:type="line" svg:x1="11.803cm" svg:y1="3.27cm" svg:x2="8.906cm" svg:y2="4.54cm" draw:start-shape="id1" draw:start-glue-point="6" draw:end-shape="id2" draw:end-glue-point="0" svg:d="m11803 3270-2897 1270">
          <text:p/>
        </draw:connector>
        <draw:connector draw:style-name="gr17" draw:text-style-name="P1" draw:layer="layout" draw:type="line" svg:x1="11.803cm" svg:y1="3.27cm" svg:x2="14.621cm" svg:y2="4.54cm" draw:start-shape="id1" draw:start-glue-point="6" draw:end-shape="id3" draw:end-glue-point="0" svg:d="m11803 3270 2818 1270">
          <text:p/>
        </draw:connector>
        <draw:line draw:style-name="gr5" draw:text-style-name="P1" draw:layer="layout" svg:x1="8.934cm" svg:y1="5.811cm" svg:x2="8.934cm" svg:y2="6.127cm">
          <text:p/>
        </draw:line>
        <draw:line draw:style-name="gr5" draw:text-style-name="P1" draw:layer="layout" svg:x1="10.017cm" svg:y1="5.81cm" svg:x2="10.017cm" svg:y2="6.126cm">
          <text:p/>
        </draw:line>
        <draw:line draw:style-name="gr5" draw:text-style-name="P1" draw:layer="layout" svg:x1="11.366cm" svg:y1="5.811cm" svg:x2="11.366cm" svg:y2="6.127cm">
          <text:p/>
        </draw:line>
        <draw:line draw:style-name="gr5" draw:text-style-name="P1" draw:layer="layout" svg:x1="13.509cm" svg:y1="5.811cm" svg:x2="13.509cm" svg:y2="6.127cm">
          <text:p/>
        </draw:line>
        <draw:line draw:style-name="gr5" draw:text-style-name="P1" draw:layer="layout" svg:x1="15.097cm" svg:y1="5.811cm" svg:x2="15.097cm" svg:y2="6.127cm">
          <text:p/>
        </draw:line>
        <draw:line draw:style-name="gr5" draw:text-style-name="P1" draw:layer="layout" svg:x1="16.287cm" svg:y1="5.81cm" svg:x2="16.287cm" svg:y2="6.127cm">
          <text:p/>
        </draw:line>
        <draw:line draw:style-name="gr5" draw:text-style-name="P1" draw:layer="layout" svg:x1="17.793cm" svg:y1="5.81cm" svg:x2="17.793cm" svg:y2="6.127cm">
          <text:p/>
        </draw:line>
        <draw:line draw:style-name="gr5" draw:text-style-name="P1" draw:layer="layout" svg:x1="19.462cm" svg:y1="5.81cm" svg:x2="19.462cm" svg:y2="6.127cm">
          <text:p/>
        </draw:line>
        <draw:line draw:style-name="gr5" draw:text-style-name="P1" draw:layer="layout" svg:x1="20.811cm" svg:y1="5.81cm" svg:x2="20.811cm" svg:y2="6.127cm">
          <text:p/>
        </draw:line>
        <draw:custom-shape draw:style-name="gr18" draw:text-style-name="P5" draw:layer="layout" svg:width="4.684cm" svg:height="0.635cm" svg:x="2.079cm" svg:y="13.98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5.319cm" svg:height="0.965cm" svg:x="1.762cm" svg:y="14.721cm">
          <draw:text-box>
            <text:p text:style-name="P6"><text:span text:style-name="T1">Low <text:s text:c="15"/>High</text:span></text:p>
          </draw:text-box>
        </draw:frame>
        <draw:custom-shape draw:style-name="gr20" draw:text-style-name="P3" draw:layer="layout" svg:width="0.793cm" svg:height="0.794cm" svg:x="19.065cm" svg:y="6.127cm">
          <text:p text:style-name="P1"><text:span text:style-name="T2"/></text:p>
          <text:p text:style-name="P1"><text:span text:style-name="T3"/></text:p>
          <text:p text:style-name="P1"><text:span text:style-name="T7">0.8</text:span></text:p>
          <text:p text:style-name="P1"><text:span text:style-name="T3"/></text:p>
          <text:p text:style-name="P1"><text:span text:style-name="T2">V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93cm" svg:height="0.794cm" svg:x="17.398cm" svg:y="6.127cm">
          <text:p text:style-name="P1"><text:span text:style-name="T2"/></text:p>
          <text:p text:style-name="P1"><text:span text:style-name="T3"/></text:p>
          <text:p text:style-name="P1"><text:span text:style-name="T4">1.6</text:span></text:p>
          <text:p text:style-name="P1"><text:span text:style-name="T3"/></text:p>
          <text:p text:style-name="P1"><text:span text:style-name="T2">V9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793cm" svg:height="0.794cm" svg:x="15.89cm" svg:y="6.127cm">
          <text:p text:style-name="P1"><text:span text:style-name="T2"/></text:p>
          <text:p text:style-name="P1"><text:span text:style-name="T3"/></text:p>
          <text:p text:style-name="P1"><text:span text:style-name="T4">1.0</text:span></text:p>
          <text:p text:style-name="P1"><text:span text:style-name="T3"/></text:p>
          <text:p text:style-name="P1"><text:span text:style-name="T2">V8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793cm" svg:height="0.794cm" svg:x="14.7cm" svg:y="6.127cm">
          <text:p text:style-name="P1"><text:span text:style-name="T2"/></text:p>
          <text:p text:style-name="P1"><text:span text:style-name="T3"/></text:p>
          <text:p text:style-name="P1"><text:span text:style-name="T7">0.2</text:span></text:p>
          <text:p text:style-name="P1"><text:span text:style-name="T3"/></text:p>
          <text:p text:style-name="P1"><text:span text:style-name="T2">V7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793cm" svg:height="0.794cm" svg:x="13.113cm" svg:y="6.127cm">
          <text:p text:style-name="P1"><text:span text:style-name="T2"/></text:p>
          <text:p text:style-name="P1"><text:span text:style-name="T3"/></text:p>
          <text:p text:style-name="P1"><text:span text:style-name="T4">1.8</text:span></text:p>
          <text:p text:style-name="P1"><text:span text:style-name="T3"/></text:p>
          <text:p text:style-name="P1"><text:span text:style-name="T2">V6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793cm" svg:height="0.794cm" svg:x="10.969cm" svg:y="6.127cm">
          <text:p text:style-name="P1"><text:span text:style-name="T2"/></text:p>
          <text:p text:style-name="P1"><text:span text:style-name="T3"/></text:p>
          <text:p text:style-name="P1"><text:span text:style-name="T7">0.8</text:span></text:p>
          <text:p text:style-name="P1"><text:span text:style-name="T3"/></text:p>
          <text:p text:style-name="P1"><text:span text:style-name="T2">V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93cm" svg:height="0.794cm" svg:x="9.62cm" svg:y="6.127cm">
          <text:p text:style-name="P1"><text:span text:style-name="T2"/></text:p>
          <text:p text:style-name="P1"><text:span text:style-name="T3"/></text:p>
          <text:p text:style-name="P1"><text:span text:style-name="T4">1.6</text:span></text:p>
          <text:p text:style-name="P1"><text:span text:style-name="T3"/></text:p>
          <text:p text:style-name="P1"><text:span text:style-name="T2">V4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793cm" svg:height="0.794cm" svg:x="8.564cm" svg:y="6.127cm">
          <text:p text:style-name="P1"><text:span text:style-name="T2"/></text:p>
          <text:p text:style-name="P1"><text:span text:style-name="T3"/></text:p>
          <text:p text:style-name="P1"><text:span text:style-name="T7">0.6</text:span></text:p>
          <text:p text:style-name="P1"><text:span text:style-name="T3"/></text:p>
          <text:p text:style-name="P1"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793cm" svg:height="0.794cm" svg:x="7.08cm" svg:y="6.127cm">
          <text:p text:style-name="P1"><text:span text:style-name="T2"/></text:p>
          <text:p text:style-name="P1"><text:span text:style-name="T3"/></text:p>
          <text:p text:style-name="P1"><text:span text:style-name="T4">1.4</text:span></text:p>
          <text:p text:style-name="P1"><text:span text:style-name="T3"/></text:p>
          <text:p text:style-name="P1"><text:span text:style-name="T2">V2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793cm" svg:height="0.794cm" svg:x="5.652cm" svg:y="6.127cm">
          <text:p text:style-name="P1"><text:span text:style-name="T2"/></text:p>
          <text:p text:style-name="P1"><text:span text:style-name="T3"/></text:p>
          <text:p text:style-name="P1"><text:span text:style-name="T7">0.6</text:span></text:p>
          <text:p text:style-name="P1"><text:span text:style-name="T3"/></text:p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4.937cm" svg:y1="5.413cm" svg:x2="4.937cm" svg:y2="6.206cm">
          <text:p/>
        </draw:line>
        <draw:line draw:style-name="gr27" draw:text-style-name="P1" draw:layer="layout" svg:x1="12.303cm" svg:y1="5.413cm" svg:x2="12.303cm" svg:y2="6.206cm">
          <text:p/>
        </draw:line>
        <draw:line draw:style-name="gr27" draw:text-style-name="P1" draw:layer="layout" svg:x1="21.05cm" svg:y1="5.334cm" svg:x2="21.05cm" svg:y2="6.127cm">
          <text:p/>
        </draw:line>
        <draw:line draw:style-name="gr27" draw:text-style-name="P1" draw:layer="layout" svg:x1="2.635cm" svg:y1="15.813cm" svg:x2="2.635cm" svg:y2="16.606cm">
          <text:p/>
        </draw:line>
        <draw:line draw:style-name="gr28" draw:text-style-name="P1" draw:layer="layout" svg:x1="3.588cm" svg:y1="15.494cm" svg:x2="3.588cm" svg:y2="16.903cm">
          <text:p/>
        </draw:line>
        <draw:line draw:style-name="gr29" draw:text-style-name="P1" draw:layer="layout" svg:x1="2.318cm" svg:y1="16.241cm" svg:x2="3.191cm" svg:y2="16.2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90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Black_20_crossed_20_0_20_degrees" draw:display-name="Black crossed 0 degrees" draw:style="double" draw:color="#000000" draw:distance="0.102cm" draw:rotation="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Wallace</meta:initial-creator>
    <meta:creation-date>2012-01-24T11:05:42</meta:creation-date>
    <dc:date>2013-03-26T11:06:48</dc:date>
    <dc:creator>JOHN WALLACE</dc:creator>
    <meta:editing-duration>PT22H3M37S</meta:editing-duration>
    <meta:editing-cycles>3</meta:editing-cycles>
    <meta:generator>LibreOffice/3.4$Unix LibreOffice_project/340m1$Build-50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fo:margin-left="0.2125in" fo:margin-right="0.1819in" table:align="margins" style:shadow="none"/>
    </style:style>
    <style:style style:name="Table1.A" style:family="table-column">
      <style:table-column-properties style:rel-column-width="1553*"/>
    </style:style>
    <style:style style:name="Table1.B" style:family="table-column">
      <style:table-column-properties style:rel-column-width="529*"/>
    </style:style>
    <style:style style:name="Table1.C" style:family="table-column">
      <style:table-column-properties style:rel-column-width="873*"/>
    </style:style>
    <style:style style:name="Table1.D" style:family="table-column">
      <style:table-column-properties style:rel-column-width="352*"/>
    </style:style>
    <style:style style:name="Table1.E" style:family="table-column">
      <style:table-column-properties style:rel-column-width="1200*"/>
    </style:style>
    <style:style style:name="Table1.F" style:family="table-column">
      <style:table-column-properties style:rel-column-width="1660*"/>
    </style:style>
    <style:style style:name="Table1.G" style:family="table-column">
      <style:table-column-properties style:rel-column-width="196*"/>
    </style:style>
    <style:style style:name="Table1.H" style:family="table-column">
      <style:table-column-properties style:rel-column-width="569*"/>
    </style:style>
    <style:style style:name="Table1.I" style:family="table-column">
      <style:table-column-properties style:rel-column-width="855*"/>
    </style:style>
    <style:style style:name="Table1.J" style:family="table-column">
      <style:table-column-properties style:rel-column-width="967*"/>
    </style:style>
    <style:style style:name="Table1.K" style:family="table-column">
      <style:table-column-properties style:rel-column-width="603*"/>
    </style:style>
    <style:style style:name="Table1.L" style:family="table-column">
      <style:table-column-properties style:rel-column-width="268*"/>
    </style:style>
    <style:style style:name="Table1.M" style:family="table-column">
      <style:table-column-properties style:rel-column-width="1868*"/>
    </style:style>
    <style:style style:name="Table1.1" style:family="table-row">
      <style:table-row-properties fo:keep-together="always"/>
    </style:style>
    <style:style style:name="Table1.A1" style:family="table-cell">
      <style:table-cell-properties style:border-line-width-left="0.0007in 0.0347in 0.0139in" style:border-line-width-right="0.0007in 0.0347in 0.0139in" style:border-line-width-top="0.0007in 0.0347in 0.0139in" style:border-line-width-bottom="0.0007in 0.0347in 0.0007in" fo:padding="0.0382in" fo:border-left="3.55pt double #000000" fo:border-right="3.55pt double #000000" fo:border-top="3.55pt double #000000" fo:border-bottom="2.6pt double #000000"/>
    </style:style>
    <style:style style:name="Table1.A2" style:family="table-cell">
      <style:table-cell-properties style:border-line-width-left="0.0007in 0.0347in 0.0139in" style:border-line-width-right="0.0007in 0.0347in 0.0139in" fo:padding="0.0382in" fo:border-left="3.55pt double #000000" fo:border-right="3.55pt double #000000" fo:border-top="none" fo:border-bottom="1pt solid #000000"/>
    </style:style>
    <style:style style:name="Table1.A3" style:family="table-cell">
      <style:table-cell-properties style:border-line-width-left="0.0007in 0.0347in 0.0139in" fo:padding="0.0382in" fo:border-left="3.55pt double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style:border-line-width-right="0.0007in 0.0347in 0.0139in" fo:padding="0.0382in" fo:border-left="0.05pt solid #000000" fo:border-right="3.55pt double #000000" fo:border-top="none" fo:border-bottom="0.05pt solid #000000"/>
    </style:style>
    <style:style style:name="Table1.A4" style:family="table-cell">
      <style:table-cell-properties style:border-line-width-left="0.0007in 0.0347in 0.0139in" fo:padding="0.0382in" fo:border-left="3.55pt double #000000" fo:border-right="none" fo:border-top="none" fo:border-bottom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style:border-line-width-right="0.0007in 0.0347in 0.0139in" fo:padding="0.0382in" fo:border-left="0.05pt solid #000000" fo:border-right="3.55pt double #000000" fo:border-top="none" fo:border-bottom="none"/>
    </style:style>
    <style:style style:name="Table1.A5" style:family="table-cell">
      <style:table-cell-properties style:border-line-width-left="0.0007in 0.0347in 0.0139in" style:border-line-width-bottom="0.0007in 0.0347in 0.0007in" fo:padding="0.0382in" fo:border-left="3.55pt double #000000" fo:border-right="none" fo:border-top="0.05pt dashed #000000" fo:border-bottom="2.6pt double #000000"/>
    </style:style>
    <style:style style:name="Table1.C5" style:family="table-cell">
      <style:table-cell-properties style:border-line-width-bottom="0.0007in 0.0347in 0.0007in" fo:padding="0.0382in" fo:border-left="0.05pt solid #000000" fo:border-right="none" fo:border-top="0.05pt dashed #000000" fo:border-bottom="2.6pt double #000000"/>
    </style:style>
    <style:style style:name="Table1.L5" style:family="table-cell">
      <style:table-cell-properties style:border-line-width-right="0.0007in 0.0347in 0.0139in" style:border-line-width-bottom="0.0007in 0.0347in 0.0007in" fo:padding="0.0382in" fo:border-left="0.05pt solid #000000" fo:border-right="3.55pt double #000000" fo:border-top="0.05pt dashed #000000" fo:border-bottom="2.6pt double #000000"/>
    </style:style>
    <style:style style:name="Table1.7" style:family="table-row">
      <style:table-row-properties style:min-row-height="0.134in" fo:keep-together="always"/>
    </style:style>
    <style:style style:name="Table1.8" style:family="table-row">
      <style:table-row-properties style:min-row-height="0.0674in" fo:keep-together="always"/>
    </style:style>
    <style:style style:name="Table1.A8" style:family="table-cell">
      <style:table-cell-properties style:border-line-width-left="0.0007in 0.0347in 0.0139in" fo:padding="0.0382in" fo:border-left="3.55pt double #000000" fo:border-right="none" fo:border-top="none" fo:border-bottom="0.05pt dashed #000000"/>
    </style:style>
    <style:style style:name="Table1.E8" style:family="table-cell">
      <style:table-cell-properties fo:padding="0.0382in" fo:border-left="0.05pt solid #000000" fo:border-right="none" fo:border-top="none" fo:border-bottom="0.05pt dashed #000000"/>
    </style:style>
    <style:style style:name="Table1.K8" style:family="table-cell">
      <style:table-cell-properties style:border-line-width-right="0.0007in 0.0347in 0.0139in" fo:padding="0.0382in" fo:border-left="0.05pt solid #000000" fo:border-right="3.55pt double #000000" fo:border-top="none" fo:border-bottom="0.05pt dashed #000000"/>
    </style:style>
    <style:style style:name="Table1.A9" style:family="table-cell">
      <style:table-cell-properties style:border-line-width-left="0.0007in 0.0347in 0.0139in" style:border-line-width-bottom="0.0007in 0.0347in 0.0007in" fo:padding="0.0382in" fo:border-left="3.55pt double #000000" fo:border-right="none" fo:border-top="none" fo:border-bottom="2.6pt double #000000"/>
    </style:style>
    <style:style style:name="Table1.E9" style:family="table-cell">
      <style:table-cell-properties style:border-line-width-bottom="0.0007in 0.0347in 0.0007in" fo:padding="0.0382in" fo:border-left="0.05pt solid #000000" fo:border-right="none" fo:border-top="none" fo:border-bottom="2.6pt double #000000"/>
    </style:style>
    <style:style style:name="Table1.K9" style:family="table-cell">
      <style:table-cell-properties style:border-line-width-right="0.0007in 0.0347in 0.0139in" style:border-line-width-bottom="0.0007in 0.0347in 0.0007in" fo:padding="0.0382in" fo:border-left="0.05pt solid #000000" fo:border-right="3.55pt double #000000" fo:border-top="none" fo:border-bottom="2.6pt double #000000"/>
    </style:style>
    <style:style style:name="Table1.A13" style:family="table-cell">
      <style:table-cell-properties style:border-line-width-left="0.0007in 0.0347in 0.0139in" style:border-line-width-bottom="0.0007in 0.0347in 0.0139in" fo:padding="0.0382in" fo:border-left="3.55pt double #000000" fo:border-right="none" fo:border-top="none" fo:border-bottom="3.55pt double #000000"/>
    </style:style>
    <style:style style:name="Table1.B13" style:family="table-cell">
      <style:table-cell-properties style:border-line-width-bottom="0.0007in 0.0347in 0.0139in" fo:padding="0.0382in" fo:border-left="0.05pt solid #000000" fo:border-right="none" fo:border-top="none" fo:border-bottom="3.55pt double #000000"/>
    </style:style>
    <style:style style:name="Table1.M13" style:family="table-cell">
      <style:table-cell-properties style:border-line-width-right="0.0007in 0.0347in 0.0139in" style:border-line-width-bottom="0.0007in 0.0347in 0.0139in" fo:padding="0.0382in" fo:border-left="0.05pt solid #000000" fo:border-right="3.55pt double #000000" fo:border-top="none" fo:border-bottom="3.55pt double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13" office:value-type="string">
            <text:p text:style-name="P2">Sample Binning Strateg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3" office:value-type="string">
            <text:p text:style-name="P3">Gene Burden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4">Gene 1</text:p>
          </table:table-cell>
          <table:covered-table-cell/>
          <table:table-cell table:style-name="Table1.C3" table:number-columns-spanned="3" office:value-type="string">
            <text:p text:style-name="P4">Gene 2</text:p>
          </table:table-cell>
          <table:covered-table-cell/>
          <table:covered-table-cell/>
          <table:table-cell table:style-name="Table1.C3" table:number-columns-spanned="3" office:value-type="string">
            <text:p text:style-name="P4">Gene 3</text:p>
          </table:table-cell>
          <table:covered-table-cell/>
          <table:covered-table-cell/>
          <table:table-cell table:style-name="Table1.C3" table:number-columns-spanned="3" office:value-type="string">
            <text:p text:style-name="P4">Intergenic 1</text:p>
          </table:table-cell>
          <table:covered-table-cell/>
          <table:covered-table-cell/>
          <table:table-cell table:style-name="Table1.L3" table:number-columns-spanned="2" office:value-type="string">
            <text:p text:style-name="P4">Intergenic 2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">V2, V3, V4</text:p>
          </table:table-cell>
          <table:covered-table-cell/>
          <table:table-cell table:style-name="Table1.C4" table:number-columns-spanned="3" office:value-type="string">
            <text:p text:style-name="P1">V6, V7, V8</text:p>
          </table:table-cell>
          <table:covered-table-cell/>
          <table:covered-table-cell/>
          <table:table-cell table:style-name="Table1.C4" table:number-columns-spanned="3" office:value-type="string">
            <text:p text:style-name="P1">V10, V11</text:p>
          </table:table-cell>
          <table:covered-table-cell/>
          <table:covered-table-cell/>
          <table:table-cell table:style-name="Table1.C4" table:number-columns-spanned="3" office:value-type="string">
            <text:p text:style-name="P1">V1, V5</text:p>
          </table:table-cell>
          <table:covered-table-cell/>
          <table:covered-table-cell/>
          <table:table-cell table:style-name="Table1.L4" table:number-columns-spanned="2" office:value-type="string">
            <text:p text:style-name="P1">V9</text:p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1">3.6 / 3</text:p>
          </table:table-cell>
          <table:covered-table-cell/>
          <table:table-cell table:style-name="Table1.C5" table:number-columns-spanned="3" office:value-type="string">
            <text:p text:style-name="P1">3.0 / 3</text:p>
          </table:table-cell>
          <table:covered-table-cell/>
          <table:covered-table-cell/>
          <table:table-cell table:style-name="Table1.C5" table:number-columns-spanned="3" office:value-type="string">
            <text:p text:style-name="P1">2.4 / 2</text:p>
          </table:table-cell>
          <table:covered-table-cell/>
          <table:covered-table-cell/>
          <table:table-cell table:style-name="Table1.C5" table:number-columns-spanned="3" office:value-type="string">
            <text:p text:style-name="P1">1.4 / 2</text:p>
          </table:table-cell>
          <table:covered-table-cell/>
          <table:covered-table-cell/>
          <table:table-cell table:style-name="Table1.L5" table:number-columns-spanned="2" office:value-type="string">
            <text:p text:style-name="P1">1.6 / 1</text:p>
          </table:table-cell>
          <table:covered-table-cell/>
        </table:table-row>
        <table:table-row table:style-name="Table1.1">
          <table:table-cell table:style-name="Table1.A2" table:number-columns-spanned="13" office:value-type="string">
            <text:p text:style-name="P3">Pathway Burden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4" office:value-type="string">
            <text:p text:style-name="P4">Path 1</text:p>
          </table:table-cell>
          <table:covered-table-cell/>
          <table:covered-table-cell/>
          <table:covered-table-cell/>
          <table:table-cell table:style-name="Table1.C3" table:number-columns-spanned="3" office:value-type="string">
            <text:p text:style-name="P4">Gene 3</text:p>
          </table:table-cell>
          <table:covered-table-cell/>
          <table:covered-table-cell/>
          <table:table-cell table:style-name="Table1.C3" table:number-columns-spanned="3" office:value-type="string">
            <text:p text:style-name="P4">Intergenic 1</text:p>
          </table:table-cell>
          <table:covered-table-cell/>
          <table:covered-table-cell/>
          <table:table-cell table:style-name="Table1.L3" table:number-columns-spanned="3" office:value-type="string">
            <text:p text:style-name="P4">Intergenic 2</text:p>
          </table:table-cell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1">V2, V3, V4, V6, V7, V8</text:p>
          </table:table-cell>
          <table:covered-table-cell/>
          <table:covered-table-cell/>
          <table:covered-table-cell/>
          <table:table-cell table:style-name="Table1.E8" table:number-columns-spanned="3" office:value-type="string">
            <text:p text:style-name="P1">V10, V11</text:p>
          </table:table-cell>
          <table:covered-table-cell/>
          <table:covered-table-cell/>
          <table:table-cell table:style-name="Table1.E8" table:number-columns-spanned="3" office:value-type="string">
            <text:p text:style-name="P1">V1, V5</text:p>
          </table:table-cell>
          <table:covered-table-cell/>
          <table:covered-table-cell/>
          <table:table-cell table:style-name="Table1.K8" table:number-columns-spanned="3" office:value-type="string">
            <text:p text:style-name="P1">V9</text:p>
          </table:table-cell>
          <table:covered-table-cell/>
          <table:covered-table-cell/>
        </table:table-row>
        <table:table-row table:style-name="Table1.8">
          <table:table-cell table:style-name="Table1.A9" table:number-columns-spanned="4" office:value-type="string">
            <text:p text:style-name="P1">6.6 / 6</text:p>
          </table:table-cell>
          <table:covered-table-cell/>
          <table:covered-table-cell/>
          <table:covered-table-cell/>
          <table:table-cell table:style-name="Table1.E9" table:number-columns-spanned="3" office:value-type="string">
            <text:p text:style-name="P1">2.4 / 2</text:p>
          </table:table-cell>
          <table:covered-table-cell/>
          <table:covered-table-cell/>
          <table:table-cell table:style-name="Table1.E9" table:number-columns-spanned="3" office:value-type="string">
            <text:p text:style-name="P1">1.4 / 2</text:p>
          </table:table-cell>
          <table:covered-table-cell/>
          <table:covered-table-cell/>
          <table:table-cell table:style-name="Table1.K9" table:number-columns-spanned="3" office:value-type="string">
            <text:p text:style-name="P1">1.6 / 1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13" office:value-type="string">
            <text:p text:style-name="P3">Role Pathway Burden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Path 1 (E)</text:p>
          </table:table-cell>
          <table:table-cell table:style-name="Table1.C3" table:number-columns-spanned="2" office:value-type="string">
            <text:p text:style-name="P4">Path 1 (I)</text:p>
          </table:table-cell>
          <table:covered-table-cell/>
          <table:table-cell table:style-name="Table1.C3" table:number-columns-spanned="2" office:value-type="string">
            <text:p text:style-name="P4">Path 1 (R)</text:p>
          </table:table-cell>
          <table:covered-table-cell/>
          <table:table-cell table:style-name="Table1.C3" office:value-type="string">
            <text:p text:style-name="P4">Gene 3 (E)</text:p>
          </table:table-cell>
          <table:table-cell table:style-name="Table1.C3" table:number-columns-spanned="3" office:value-type="string">
            <text:p text:style-name="P4">Gene 3 (R)</text:p>
          </table:table-cell>
          <table:covered-table-cell/>
          <table:covered-table-cell/>
          <table:table-cell table:style-name="Table1.C3" table:number-columns-spanned="3" office:value-type="string">
            <text:p text:style-name="P4">Intergenic 1</text:p>
          </table:table-cell>
          <table:covered-table-cell/>
          <table:covered-table-cell/>
          <table:table-cell table:style-name="Table1.L3" office:value-type="string">
            <text:p text:style-name="P4">Intergenic 2</text:p>
          </table:table-cell>
        </table:table-row>
        <table:table-row table:style-name="Table1.1">
          <table:table-cell table:style-name="Table1.A8" office:value-type="string">
            <text:p text:style-name="P1">V3, V6, V7</text:p>
          </table:table-cell>
          <table:table-cell table:style-name="Table1.E8" table:number-columns-spanned="2" office:value-type="string">
            <text:p text:style-name="P1">V2, V8</text:p>
          </table:table-cell>
          <table:covered-table-cell/>
          <table:table-cell table:style-name="Table1.E8" table:number-columns-spanned="2" office:value-type="string">
            <text:p text:style-name="P1">V4</text:p>
          </table:table-cell>
          <table:covered-table-cell/>
          <table:table-cell table:style-name="Table1.E8" office:value-type="string">
            <text:p text:style-name="P1">V10</text:p>
          </table:table-cell>
          <table:table-cell table:style-name="Table1.E8" table:number-columns-spanned="3" office:value-type="string">
            <text:p text:style-name="P1">V11</text:p>
          </table:table-cell>
          <table:covered-table-cell/>
          <table:covered-table-cell/>
          <table:table-cell table:style-name="Table1.E8" table:number-columns-spanned="3" office:value-type="string">
            <text:p text:style-name="P1">V1, V5</text:p>
          </table:table-cell>
          <table:covered-table-cell/>
          <table:covered-table-cell/>
          <table:table-cell table:style-name="Table1.K8" office:value-type="string">
            <text:p text:style-name="P1">V9</text:p>
          </table:table-cell>
        </table:table-row>
        <table:table-row table:style-name="Table1.1">
          <table:table-cell table:style-name="Table1.A13" office:value-type="string">
            <text:p text:style-name="P1">2.6 / 3</text:p>
          </table:table-cell>
          <table:table-cell table:style-name="Table1.B13" table:number-columns-spanned="2" office:value-type="string">
            <text:p text:style-name="P1">2.4 / 2</text:p>
          </table:table-cell>
          <table:covered-table-cell/>
          <table:table-cell table:style-name="Table1.B13" table:number-columns-spanned="2" office:value-type="string">
            <text:p text:style-name="P1">1.6 / 1</text:p>
          </table:table-cell>
          <table:covered-table-cell/>
          <table:table-cell table:style-name="Table1.B13" office:value-type="string">
            <text:p text:style-name="P1">0.8 / 1</text:p>
          </table:table-cell>
          <table:table-cell table:style-name="Table1.B13" table:number-columns-spanned="3" office:value-type="string">
            <text:p text:style-name="P1">1.6 / 1</text:p>
          </table:table-cell>
          <table:covered-table-cell/>
          <table:covered-table-cell/>
          <table:table-cell table:style-name="Table1.B13" table:number-columns-spanned="3" office:value-type="string">
            <text:p text:style-name="P1">1.4 / 2</text:p>
          </table:table-cell>
          <table:covered-table-cell/>
          <table:covered-table-cell/>
          <table:table-cell table:style-name="Table1.M13" office:value-type="string">
            <text:p text:style-name="P1">1.6 / 1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